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2" style:display-name="ADVANCED_TRAININGS.2" style:family="table-row">
      <style:table-row-properties style:min-row-height="0.3125in"/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8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9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4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2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4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5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47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8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9" style:family="paragraph" style:parent-style-name="Standard">
      <style:text-properties style:font-name="Roboto Light1" officeooo:rsid="00bdb8ba" officeooo:paragraph-rsid="01017a94" fo:background-color="transparent"/>
    </style:style>
    <style:style style:name="P50" style:family="paragraph" style:parent-style-name="Small">
      <style:text-properties style:font-name="Roboto Light1"/>
    </style:style>
    <style:style style:name="P51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2" style:family="paragraph" style:parent-style-name="Standard">
      <style:text-properties style:font-name="Roboto Light1" officeooo:rsid="004a6425" officeooo:paragraph-rsid="004a6425"/>
    </style:style>
    <style:style style:name="P53" style:family="paragraph" style:parent-style-name="Standard">
      <style:text-properties style:font-name="Roboto Light3"/>
    </style:style>
    <style:style style:name="P54" style:family="paragraph" style:parent-style-name="Standard">
      <style:paragraph-properties fo:text-align="start" style:justify-single-word="false"/>
      <style:text-properties style:font-name="Roboto Light3"/>
    </style:style>
    <style:style style:name="P55" style:family="paragraph" style:parent-style-name="Standard">
      <style:text-properties style:font-name="Humnst777 Lt BT" officeooo:rsid="00c36693" officeooo:paragraph-rsid="00c36693"/>
    </style:style>
    <style:style style:name="P56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7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58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9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60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61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62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63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64" style:family="paragraph" style:parent-style-name="Standard">
      <style:text-properties officeooo:paragraph-rsid="01017a94"/>
    </style:style>
    <style:style style:name="P65" style:family="paragraph" style:parent-style-name="Roboto_20_light">
      <style:text-properties officeooo:paragraph-rsid="01017a94"/>
    </style:style>
    <style:style style:name="P66" style:family="paragraph" style:parent-style-name="Standard">
      <style:text-properties officeooo:rsid="00d493c0" officeooo:paragraph-rsid="0121fec4"/>
    </style:style>
    <style:style style:name="P67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8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9" style:family="paragraph" style:parent-style-name="Standard">
      <style:text-properties officeooo:rsid="0126f704" officeooo:paragraph-rsid="014cbc46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text-properties officeooo:paragraph-rsid="014cbc46"/>
    </style:style>
    <style:style style:name="P72" style:family="paragraph" style:parent-style-name="Heading_20_1">
      <style:paragraph-properties fo:break-before="auto" fo:break-after="auto"/>
      <style:text-properties officeooo:paragraph-rsid="0121fec4"/>
    </style:style>
    <style:style style:name="P73" style:family="paragraph" style:parent-style-name="Heading_20_1">
      <style:text-properties officeooo:rsid="00f08541" officeooo:paragraph-rsid="01087dfd"/>
    </style:style>
    <style:style style:name="P74" style:family="paragraph" style:parent-style-name="Heading_20_1">
      <style:text-properties officeooo:paragraph-rsid="01017a94"/>
    </style:style>
    <style:style style:name="P75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7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7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7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officeooo:rsid="004a6425"/>
    </style:style>
    <style:style style:name="T6" style:family="text">
      <style:text-properties style:font-name="Roboto Light1" fo:font-size="9pt" style:font-size-asian="9pt" style:font-size-complex="9pt"/>
    </style:style>
    <style:style style:name="T7" style:family="text">
      <style:text-properties officeooo:rsid="00c8f426"/>
    </style:style>
    <style:style style:name="T8" style:family="text">
      <style:text-properties officeooo:rsid="0120e2ee"/>
    </style:style>
    <style:style style:name="T9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10" style:family="text">
      <style:text-properties style:font-name="Roboto Slab" fo:font-weight="normal" style:font-weight-asian="normal" style:font-weight-complex="normal"/>
    </style:style>
    <style:style style:name="T11" style:family="text">
      <style:text-properties officeooo:rsid="00990d9f"/>
    </style:style>
    <style:style style:name="T12" style:family="text">
      <style:text-properties officeooo:rsid="00c33a7e"/>
    </style:style>
    <style:style style:name="T13" style:family="text">
      <style:text-properties officeooo:rsid="00ed9e3a"/>
    </style:style>
    <style:style style:name="T14" style:family="text">
      <style:text-properties style:font-name="Roboto Light2" fo:font-size="9pt" fo:background-color="transparent" loext:char-shading-value="0" style:font-size-asian="9pt" style:font-size-complex="9pt"/>
    </style:style>
    <style:style style:name="T15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6" style:family="text">
      <style:text-properties officeooo:rsid="0121fec4"/>
    </style:style>
    <style:style style:name="T17" style:family="text">
      <style:text-properties officeooo:rsid="0126d357"/>
    </style:style>
    <style:style style:name="T18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55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55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50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55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50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67">Cur<text:span text:style-name="T13">r</text:span>iculum Vitae</text:p>
        </draw:text-box>
      </draw:frame>
      <text:p text:style-name="P75"/>
      <text:p text:style-name="P53"/>
      <text:p text:style-name="P53"/>
      <text:p text:style-name="P54"/>
      <text:p text:style-name="P51">[TITLE_FUNCTION]</text:p>
      <text:p text:style-name="P53"/>
      <text:p text:style-name="P53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</text:p></draw:text-box></draw:frame></text:p>
      <text:p text:style-name="P21"><text:span text:style-name="T14">erstellt am </text:span><text:span text:style-name="T15">[DATE]</text:span></text:p>
      <text:p text:style-name="P53"/>
      <text:p text:style-name="P42"/>
      <text:p text:style-name="P42"/>
      <text:p text:style-name="P4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8">1 <text:s text:c="3"/>Personalien<text:tab/>2</text:p>
          <text:p text:style-name="P68">2 <text:s text:c="3"/>Kompetenzen nach Level<text:tab/>2</text:p>
          <text:p text:style-name="P68">3 <text:s text:c="3"/>Kernkompetenzen<text:tab/>2</text:p>
          <text:p text:style-name="P68">4 <text:s text:c="3"/>Stationen<text:tab/>2</text:p>
          <text:p text:style-name="P68">5 <text:s text:c="3"/>Projekte<text:tab/>2</text:p>
          <text:p text:style-name="P68">6 <text:s text:c="3"/>Weiterbildung (Schulungen, Kurse, Konferenzen, Referate)<text:tab/>2</text:p>
          <text:p text:style-name="P68">7 <text:s text:c="3"/>Ausbildung<text:tab/>3</text:p>
        </text:index-body>
      </text:table-of-content>
      <text:p text:style-name="P42"/>
      <text:p text:style-name="P42"/>
      <text:p text:style-name="P43"/>
      <text:p text:style-name="P43"/>
      <text:p text:style-name="P44"/>
      <text:h text:style-name="P70" text:outline-level="1"><text:bookmark-start text:name="__RefHeading___Toc1645_3603873402"/><text:span text:style-name="T10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2">Abschluss</text:p>
            </table:table-cell>
            <table:table-cell table:style-name="Table2.B1" office:value-type="string">
              <text:list xml:id="list3391933854" text:style-name="L1">
                <text:list-header>
                  <text:p text:style-name="P76">[TITLE]</text:p>
                </text:list-header>
              </text:list>
            </table:table-cell>
          </table:table-row>
        </table:table-header-rows>
        <table:table-row table:style-name="Table2.1">
          <table:table-cell table:style-name="Table2.A2" office:value-type="string">
            <text:p text:style-name="P34">Sprachkenntnisse</text:p>
          </table:table-cell>
          <table:table-cell table:style-name="Table2.B2" office:value-type="string">
            <text:list xml:id="list160545130223946" text:continue-numbering="true" text:style-name="L1">
              <text:list-header>
                <text:p text:style-name="P79">[LANGUAGES]</text:p>
              </text:list-header>
            </text:list>
          </table:table-cell>
        </table:table-row>
      </table:table>
      <text:section text:style-name="Sect1" text:name="SKILLS_BY_LEVEL">
        <text:h text:style-name="P71" text:outline-level="1"><text:bookmark-start text:name="__RefHeading___Toc1647_36038734021"/><text:span text:style-name="T17">K</text:span>ompetenzen <text:span text:style-name="T16">nach Level</text:span><text:bookmark-end text:name="__RefHeading___Toc1647_36038734021"/></text:h>
        <text:p text:style-name="P69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63">Kategorie</text:p>
              </table:table-cell>
              <table:table-cell table:style-name="LEVEL_5f_COMPETENCES.B1" office:value-type="string">
                <text:p text:style-name="P63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7">[COMPETENCE]</text:p>
            </table:table-cell>
          </table:table-row>
        </table:table>
        <text:p text:style-name="P69"/>
      </text:section>
      <text:h text:style-name="P72" text:outline-level="1"><text:bookmark-start text:name="__RefHeading___Toc1998_864874122"/>Kernkompetenzen<text:bookmark-end text:name="__RefHeading___Toc1998_864874122"/></text:h>
      <text:p text:style-name="P66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2">Kategorie</text:p>
            </table:table-cell>
            <table:table-cell table:style-name="COMPETENCES.B1" office:value-type="string">
              <text:p text:style-name="P62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6">[COMPETENCE]</text:p>
          </table:table-cell>
        </table:table-row>
      </table:table>
      <text:h text:style-name="P73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8">Von</text:p>
            </table:table-cell>
            <table:table-cell table:style-name="ACTIVITIES.A1" office:value-type="string">
              <text:p text:style-name="P58">Bis</text:p>
            </table:table-cell>
            <table:table-cell table:style-name="ACTIVITIES.C1" office:value-type="string">
              <text:p text:style-name="P60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38">[ACTIVITY]</text:p>
            <text:p text:style-name="P38"/>
            <text:p text:style-name="P39">[ACTIVITY_DESCRIPTION]</text:p>
          </table:table-cell>
        </table:table-row>
      </table:table>
      <text:h text:style-name="P74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8">Von</text:p>
            </table:table-cell>
            <table:table-cell table:style-name="PROJECTS.A1" office:value-type="string">
              <text:p text:style-name="P58">Bis</text:p>
            </table:table-cell>
            <table:table-cell table:style-name="PROJECTS.C1" office:value-type="string">
              <text:p text:style-name="P61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65">[MONTH_TO][YEAR_TO]</text:p>
          </table:table-cell>
          <table:table-cell table:style-name="PROJECTS.C2" office:value-type="string">
            <text:p text:style-name="P46">[PROJECT_TITLE]</text:p>
            <text:p text:style-name="P35"/>
            <text:p text:style-name="P45">Projektbeschreibung</text:p>
            <text:p text:style-name="P64">[PROJECT_DESCRIPTION]</text:p>
            <text:p text:style-name="P47"/>
            <text:p text:style-name="P45">Rolle und Aufgaben im Projekt</text:p>
            <text:p text:style-name="P64">[PROJECT_ROLE]</text:p>
            <text:p text:style-name="P47"/>
            <text:p text:style-name="P45">Eingesetzte Technologien und Methoden</text:p>
            <text:p text:style-name="P64">[PROJECT_TECHNOLOGY]</text:p>
          </table:table-cell>
        </table:table-row>
      </table:table>
      <text:h text:style-name="P74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row table:style-name="ADVANCED_5f_TRAININGS.1">
          <table:table-cell table:style-name="ADVANCED_5f_TRAININGS.A1" office:value-type="string">
            <text:p text:style-name="P58">Von</text:p>
          </table:table-cell>
          <table:table-cell table:style-name="ADVANCED_5f_TRAININGS.A1" office:value-type="string">
            <text:p text:style-name="P58">Bis</text:p>
          </table:table-cell>
          <table:table-cell table:style-name="ADVANCED_5f_TRAININGS.C1" office:value-type="string">
            <text:p text:style-name="P59">Weiterbildung</text:p>
          </table:table-cell>
        </table:table-row>
        <table:table-row table:style-name="ADVANCED_5f_TRAININGS.2">
          <table:table-cell table:style-name="ADVANCED_5f_TRAININGS.A2" office:value-type="string">
            <text:p text:style-name="P40">[MONTH_FROM][YEAR_FROM]</text:p>
          </table:table-cell>
          <table:table-cell table:style-name="ADVANCED_5f_TRAININGS.B2" office:value-type="string">
            <text:p text:style-name="P40">[MONTH_TO][YEAR_TO]</text:p>
          </table:table-cell>
          <table:table-cell table:style-name="ADVANCED_5f_TRAININGS.C2" office:value-type="string">
            <text:p text:style-name="P49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6">Von</text:p>
            </table:table-cell>
            <table:table-cell table:style-name="EDUCATIONS.A1" office:value-type="string">
              <text:p text:style-name="P56">Bis</text:p>
            </table:table-cell>
            <table:table-cell table:style-name="EDUCATIONS.C1" office:value-type="string">
              <text:p text:style-name="P57">A<text:span text:style-name="T11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41">[MONTH_FROM][YEAR_FROM]</text:p>
          </table:table-cell>
          <table:table-cell table:style-name="EDUCATIONS.B2" office:value-type="string">
            <text:p text:style-name="P41">[MONTH_TO][YEAR_TO]</text:p>
          </table:table-cell>
          <table:table-cell table:style-name="EDUCATIONS.C2" office:value-type="string">
            <text:p text:style-name="P48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0e2ee"/>
    </style:style>
    <style:style style:name="MT7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8" style:family="text">
      <style:text-properties fo:font-size="8pt" fo:language="de" fo:country="DE" style:font-size-asian="8pt" style:font-size-complex="8pt"/>
    </style:style>
    <style:style style:name="MT9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6-11T16:05:43.835533596">6/11/25</text:date></text:span><text:span text:style-name="MT1">w</text:span><text:span text:style-name="MT1"><text:word-count>220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<text:span text:style-name="MT2">AG</text:span>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6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elle5" table:style-name="Tabelle5">
            <table:table-column table:style-name="Tabelle5.A" table:number-columns-repeated="2"/>
            <table:table-column table:style-name="Tabelle5.C"/>
            <table:table-row>
              <table:table-cell table:style-name="Tabelle5.A1" office:value-type="string">
                <text:p text:style-name="MP17">Puzzle ITC Deutschland GmbH</text:p>
              </table:table-cell>
              <table:table-cell table:style-name="Tabelle5.A1" office:value-type="string">
                <text:p text:style-name="MP17">Geschäftsführer</text:p>
              </table:table-cell>
              <table:table-cell table:style-name="Tabelle5.A1" office:value-type="string">
                <text:p text:style-name="MP17">Sitz der Gesellschaft: Tübingen</text:p>
              </table:table-cell>
            </table:table-row>
            <table:table-row>
              <table:table-cell table:style-name="Tabelle5.A1" office:value-type="string">
                <text:p text:style-name="MP18"><text:span text:style-name="MT7">Eisenbahnstraße</text:span><text:span text:style-name="MT8"> 1</text:span></text:p>
              </table:table-cell>
              <table:table-cell table:style-name="Tabelle5.A1" office:value-type="string">
                <text:p text:style-name="MP17">Lukas Kallies</text:p>
              </table:table-cell>
              <table:table-cell table:style-name="Tabelle5.A1" office:value-type="string">
                <text:p text:style-name="MP19">HRB 765802, Amtsgericht Stuttgart</text:p>
              </table:table-cell>
            </table:table-row>
            <table:table-row>
              <table:table-cell table:style-name="Tabelle5.A1" office:value-type="string">
                <text:p text:style-name="MP17">72072 Tübingen</text:p>
              </table:table-cell>
              <table:table-cell table:style-name="Tabelle5.A1" office:value-type="string">
                <text:p text:style-name="MP20">Daniel Kobras</text:p>
              </table:table-cell>
              <table:table-cell table:style-name="Tabelle5.A1" office:value-type="string">
                <text:p text:style-name="MP19">USt-IdNr.: DE320029888</text:p>
              </table:table-cell>
            </table:table-row>
            <table:table-row>
              <table:table-cell table:style-name="Tabelle5.A1" office:value-type="string">
                <text:p text:style-name="MP19">Tel: +49 7071 14316 0</text:p>
              </table:table-cell>
              <table:table-cell table:style-name="Tabelle5.A1" office:value-type="string">
                <text:p text:style-name="MP21">Mark Pröhl</text:p>
              </table:table-cell>
              <table:table-cell table:style-name="Tabelle5.A1" office:value-type="string">
                <text:p text:style-name="MP19"/>
              </table:table-cell>
            </table:table-row>
            <table:table-row>
              <table:table-cell table:style-name="Tabelle5.A1" office:value-type="string">
                <text:p text:style-name="MP22"><text:span text:style-name="MT9">info</text:span><text:span text:style-name="MT8">@puzzle-itc.de</text:span></text:p>
              </table:table-cell>
              <table:table-cell table:style-name="Tabelle5.A1" office:value-type="string">
                <text:p text:style-name="MP19"/>
              </table:table-cell>
              <table:table-cell table:style-name="Tabelle5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0</meta:editing-cycles>
    <meta:editing-duration>PT11H52M56S</meta:editing-duration>
    <dc:date>2025-06-11T16:05:43.752914442</dc:date>
    <dc:title>Curriculum Vitae</dc:title>
    <meta:document-statistic meta:table-count="9" meta:image-count="1" meta:object-count="0" meta:page-count="3" meta:paragraph-count="104" meta:word-count="220" meta:character-count="1798" meta:non-whitespace-character-count="1658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